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cccc" draw:marker-start-width="0.358cm" draw:marker-end-width="0.358cm" draw:fill-color="#ffffff" draw:textarea-horizontal-align="justify" draw:textarea-vertical-align="middle" draw:auto-grow-height="false" fo:min-height="1.982cm" fo:min-width="4.42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33ff" draw:marker-start-width="0.358cm" draw:marker-end-width="0.358cm" draw:fill-color="#ffffff" draw:textarea-horizontal-align="justify" draw:textarea-vertical-align="middle" draw:auto-grow-height="false" fo:min-height="1.802cm" fo:min-width="6.222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99ff66" draw:marker-start-width="0.358cm" draw:marker-end-width="0.358cm" draw:fill-color="#ffffff" draw:textarea-horizontal-align="justify" draw:textarea-vertical-align="middle" draw:auto-grow-height="false" fo:min-height="1.622cm" fo:min-width="4.78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22cm" fo:min-width="4.786cm" fo:padding-top="0.177cm" fo:padding-bottom="0.177cm" fo:padding-left="0.302cm" fo:padding-right="0.3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802cm" fo:min-width="4.96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34cm" fo:min-width="4.24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268cm" fo:min-width="3.49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264cm" fo:min-width="3.52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22cm" fo:min-width="3.16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724cm" fo:min-width="2.45cm" fo:padding-top="0.177cm" fo:padding-bottom="0.177cm" fo:padding-left="0.302cm" fo:padding-right="0.302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3333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7.112cm" svg:height="3.302cm" svg:x="4.826cm" svg:y="0.508cm">
          <text:p text:style-name="P1"><text:span text:style-name="T1">1. Init Kalman Filter</text:span></text:p>
          <text:p text:style-name="P1"><text:span text:style-name="T2">→ </text:span><text:span text:style-name="T2">Set Matrices :</text:span></text:p>
          <text:p text:style-name="P1"><text:span text:style-name="T2">A, H, Q,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9.652cm" svg:height="3.048cm" svg:x="8.636cm" svg:y="4.064cm">
          <text:p text:style-name="P1"><text:span text:style-name="T1">2. Check found</text:span></text:p>
          <text:p text:style-name="P1"><text:span text:style-name="T2">→ </text:span><text:span text:style-name="T2">check if Ball was found in previous pic</text:span></text:p>
          <text:p text:style-name="P1"><text:span text:style-name="T2">YES: Prediction, Draw Prediction result</text:span></text:p>
          <text:p text:style-name="P1"><text:span text:style-name="T2">NO: Do noth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7.62cm" svg:height="2.794cm" svg:x="16.921cm" svg:y="7.874cm">
          <text:p text:style-name="P1"><text:span text:style-name="T1">3. Process current Image</text:span></text:p>
          <text:p text:style-name="P1"><text:span text:style-name="T2">→ </text:span><text:span text:style-name="T2">Detect Circle Center Point</text:span></text:p>
          <text:p text:style-name="P1"><text:span text:style-name="T2">→ </text:span><text:span text:style-name="T2">Draw Detection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7.62cm" svg:height="2.794cm" svg:x="4.318cm" svg:y="7.874cm">
          <text:p text:style-name="P1"><text:span text:style-name="T1">4. Correction</text:span></text:p>
          <text:p text:style-name="P1"><text:span text:style-name="T2">→ </text:span><text:span text:style-name="T2">Detect Circle Center Point</text:span></text:p>
          <text:p text:style-name="P1"><text:span text:style-name="T2">→ </text:span><text:span text:style-name="T2">Draw Detection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8.288cm" svg:y1="5.588cm" svg:x2="20.731cm" svg:y2="7.874cm" draw:start-shape="id1" draw:start-glue-point="10" draw:end-shape="id2" draw:end-glue-point="4" svg:d="M18288 5588h2443v2286" svg:viewBox="0 0 2444 2287">
          <text:p/>
        </draw:connector>
        <draw:connector draw:style-name="gr5" draw:text-style-name="P3" draw:layer="layout" svg:x1="16.921cm" svg:y1="9.271cm" svg:x2="11.938cm" svg:y2="9.271cm" draw:start-shape="id2" draw:start-glue-point="6" draw:end-shape="id3" draw:end-glue-point="10" svg:d="M16921 9271h-4983" svg:viewBox="0 0 4984 1">
          <text:p/>
        </draw:connector>
        <draw:connector draw:style-name="gr5" draw:text-style-name="P3" draw:layer="layout" svg:x1="5.433cm" svg:y1="8.283cm" svg:x2="8.636cm" svg:y2="5.588cm" draw:start-shape="id3" draw:start-glue-point="5" draw:end-shape="id1" draw:end-glue-point="6" svg:d="M5433 8283v-2695h3203" svg:viewBox="0 0 3204 2696">
          <text:p/>
        </draw:connector>
        <draw:connector draw:style-name="gr5" draw:text-style-name="P3" draw:layer="layout" svg:x1="11.938cm" svg:y1="2.159cm" svg:x2="13.462cm" svg:y2="4.064cm" draw:start-shape="id4" draw:start-glue-point="10" draw:end-shape="id1" svg:d="M11938 2159h1524v1905" svg:viewBox="0 0 1525 1906">
          <text:p/>
        </draw:connector>
        <draw:custom-shape draw:style-name="gr6" draw:text-style-name="P2" xml:id="id8" draw:id="id8" draw:layer="layout" svg:width="7.874cm" svg:height="3.048cm" svg:x="1.778cm" svg:y="11.576cm">
          <text:p text:style-name="P1"><text:span text:style-name="T2">Ball Found</text:span></text:p>
          <text:p text:style-name="P1"><text:span text:style-name="T3">→ </text:span><text:span text:style-name="T3">in current Pic &gt;1 Balls found</text:span></text:p>
          <text:p text:style-name="P1"><text:span text:style-name="T3">→ </text:span><text:span text:style-name="T3">notFoundCount=0</text:span></text:p>
          <text:p text:style-name="P1"><text:span text:style-name="T3">→ </text:span><text:span text:style-name="T3">meas state = current de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6.858cm" svg:height="2.394cm" svg:x="12.192cm" svg:y="11.576cm">
          <text:p text:style-name="P1"><text:span text:style-name="T2">Ball NOT Found</text:span></text:p>
          <text:p text:style-name="P1"><text:span text:style-name="T3">→ </text:span><text:span text:style-name="T3">in current Pic 0 Balls found</text:span></text:p>
          <text:p text:style-name="P1"><text:span text:style-name="T3">→ </text:span><text:span text:style-name="T3">notFoundCount+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5.79cm" svg:height="2.294cm" svg:x="16.816cm" svg:y="15.24cm">
          <text:p text:style-name="P1"><text:span text:style-name="T2">notFoundCount&gt;Thres</text:span></text:p>
          <text:p text:style-name="P1"><text:span text:style-name="T3">→ </text:span><text:span text:style-name="T3">found=false</text:span></text:p>
          <text:p text:style-name="P1"><text:span text:style-name="T4">CASE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" draw:id="id6" draw:layer="layout" svg:width="5.842cm" svg:height="2.286cm" svg:x="10.668cm" svg:y="15.24cm">
          <text:p text:style-name="P1"><text:span text:style-name="T2">notFoundCount&lt;Thres</text:span></text:p>
          <text:p text:style-name="P1"><text:span text:style-name="T3">→ </text:span><text:span text:style-name="T3">kkf.statePost = state</text:span></text:p>
          <text:p text:style-name="P1"><text:span text:style-name="T4">CASE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5.621cm" svg:y1="13.97cm" svg:x2="13.589cm" svg:y2="15.24cm" draw:start-shape="id5" draw:start-glue-point="8" draw:end-shape="id6" draw:end-glue-point="4" svg:d="M15621 13970v636h-2032v634" svg:viewBox="0 0 2033 1271">
          <text:p/>
        </draw:connector>
        <draw:connector draw:style-name="gr5" draw:text-style-name="P3" draw:layer="layout" svg:x1="15.621cm" svg:y1="13.97cm" svg:x2="19.711cm" svg:y2="15.24cm" draw:start-shape="id5" draw:start-glue-point="8" draw:end-shape="id7" draw:end-glue-point="4" svg:d="M15621 13970v635h4090v635" svg:viewBox="0 0 4091 1271">
          <text:p/>
        </draw:connector>
        <draw:connector draw:style-name="gr5" draw:text-style-name="P3" draw:layer="layout" svg:x1="8.128cm" svg:y1="10.668cm" svg:x2="5.715cm" svg:y2="11.576cm" draw:start-shape="id3" draw:start-glue-point="8" draw:end-shape="id8" draw:end-glue-point="4" svg:d="M8128 10668v455h-2413v453" svg:viewBox="0 0 2414 909">
          <text:p/>
        </draw:connector>
        <draw:custom-shape draw:style-name="gr10" draw:text-style-name="P2" xml:id="id9" draw:id="id9" draw:layer="layout" svg:width="5.334cm" svg:height="2.794cm" svg:x="4.826cm" svg:y="15.54cm">
          <text:p text:style-name="P1"><text:span text:style-name="T2">!found </text:span><text:span text:style-name="T3">→ Reinit</text:span></text:p>
          <text:p text:style-name="P1"><text:span text:style-name="T3">→ </text:span><text:span text:style-name="T3">state = meas</text:span></text:p>
          <text:p text:style-name="P1"><text:span text:style-name="T3">→ </text:span><text:span text:style-name="T3">kkf.statePost = state;</text:span></text:p>
          <text:p text:style-name="P1"><text:span text:style-name="T3">→ </text:span><text:span text:style-name="T3">P^{-} = I</text:span></text:p>
          <text:p text:style-name="P1"><text:span text:style-name="T4">CASE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4.318cm" svg:height="1.524cm" svg:x="0.254cm" svg:y="15.748cm">
          <text:p text:style-name="P1"><text:span text:style-name="T2">found</text:span></text:p>
          <text:p text:style-name="P1"><text:span text:style-name="T3">→ </text:span><text:span text:style-name="T3">kkf.correct(meas)</text:span></text:p>
          <text:p text:style-name="P1"><text:span text:style-name="T4">CASE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3.602cm -4.11cm" svg:x1="8.128cm" svg:y1="10.668cm" svg:x2="15.621cm" svg:y2="11.576cm" draw:start-shape="id3" draw:start-glue-point="8" draw:end-shape="id5" draw:end-glue-point="4" svg:d="M8128 10668v254h7366v101h127v553" svg:viewBox="0 0 7494 909">
          <text:p/>
        </draw:connector>
        <draw:connector draw:style-name="gr5" draw:text-style-name="P3" draw:layer="layout" svg:x1="5.715cm" svg:y1="14.624cm" svg:x2="7.493cm" svg:y2="15.54cm" draw:start-shape="id8" draw:start-glue-point="8" draw:end-shape="id9" draw:end-glue-point="4" svg:d="M5715 14624v459h1778v457" svg:viewBox="0 0 1779 917">
          <text:p/>
        </draw:connector>
        <draw:connector draw:style-name="gr5" draw:text-style-name="P3" draw:layer="layout" svg:x1="5.715cm" svg:y1="14.624cm" svg:x2="2.413cm" svg:y2="15.748cm" draw:start-shape="id8" draw:start-glue-point="8" draw:end-shape="id10" svg:d="M5715 14624v563h-3302v561" svg:viewBox="0 0 3303 1125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20:51:44.420931012</meta:creation-date>
    <dc:date>2017-10-16T13:42:09.264662921</dc:date>
    <meta:editing-duration>PT27M39S</meta:editing-duration>
    <meta:editing-cycles>7</meta:editing-cycles>
    <meta:generator>LibreOffice/5.1.6.2$Linux_X86_64 LibreOffice_project/10m0$Build-2</meta:generator>
    <meta:document-statistic meta:object-count="59"/>
  </office:meta>
</office:document-meta>
</file>